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ec44" officeooo:paragraph-rsid="0000ec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””</text:p>
      <text:p text:style-name="P1">Python script to check for problem 6</text:p>
      <text:p text:style-name="P1">“””</text:p>
      <text:p text:style-name="P1"/>
      <text:p text:style-name="P1">#!/usr/bin/env python</text:p>
      <text:p text:style-name="P1"></text:p>
      <text:p text:style-name="P1">import numpy as np</text:p>
      <text:p text:style-name="P1"></text:p>
      <text:p text:style-name="P1">n = 100000000</text:p>
      <text:p text:style-name="P1"></text:p>
      <text:p text:style-name="P1">c = np.random.rand(n)</text:p>
      <text:p text:style-name="P1">i = np.random.rand(n)</text:p>
      <text:p text:style-name="P1"></text:p>
      <text:p text:style-name="P1"># Calculate E(C)</text:p>
      <text:p text:style-name="P1">print "1. E(C) = {}".format(c.mean())</text:p>
      <text:p text:style-name="P1"></text:p>
      <text:p text:style-name="P1"># Calculate P(A=1)</text:p>
      <text:p text:style-name="P1">s = c+i</text:p>
      <text:p text:style-name="P1">print "P(A=1) = {}".format(len((s&gt;1.5).nonzero()[0])/float(n))</text:p>
      <text:p text:style-name="P1"></text:p>
      <text:p text:style-name="P1"># Calculate E(C|A=1)</text:p>
      <text:p text:style-name="P1">aidx = s&gt;1.5</text:p>
      <text:p text:style-name="P1">print "2. E(C|A=1) = {}".format(c[aidx].mean())</text:p>
      <text:p text:style-name="P1">print "P(C|A=1) = {}".format(len(c[aidx])/float(n))</text:p>
      <text:p text:style-name="P1"></text:p>
      <text:p text:style-name="P1"># Calculate P(C|I=0.95)</text:p>
      <text:p text:style-name="P1">lb,ub = 0.95-0.00005, 0.95+0.00005</text:p>
      <text:p text:style-name="P1">lidx = (i&gt;lb).nonzero()</text:p>
      <text:p text:style-name="P1">uidx = (i&lt;ub).nonzero()</text:p>
      <text:p text:style-name="P1">iidx = lidx[0][np.in1d(lidx, uidx)]</text:p>
      <text:p text:style-name="P1">print "3. E(C|I=0.95) = {}".format(c[iidx].mean())</text:p>
      <text:p text:style-name="P1"></text:p>
      <text:p text:style-name="P1"># Calculate P(C|A=1, I=0.95)</text:p>
      <text:p text:style-name="P1">aidx = aidx.nonzero()[0]</text:p>
      <text:p text:style-name="P1">idx = iidx[np.in1d(iidx, aidx)]</text:p>
      <text:p text:style-name="P1">print "4. E(C|A=1,I=0.95) = {}".format(c[idx].mean(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23:01:53.504668989</meta:creation-date>
    <dc:date>2017-01-26T23:02:34.671235729</dc:date>
    <meta:editing-duration>P0D</meta:editing-duration>
    <meta:editing-cycles>1</meta:editing-cycles>
    <meta:document-statistic meta:table-count="0" meta:image-count="0" meta:object-count="0" meta:page-count="1" meta:paragraph-count="35" meta:word-count="95" meta:character-count="761" meta:non-whitespace-character-count="662"/>
    <meta:generator>LibreOffice/4.2.8.2$Linux_X86_64 LibreOffice_project/420m0$Build-2</meta:generator>
  </office:meta>
</office:document-meta>
</file>